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d91" officeooo:paragraph-rsid="00077c25"/>
    </style:style>
    <style:style style:name="P2" style:family="paragraph" style:parent-style-name="Standard">
      <style:text-properties officeooo:rsid="000d70f3" officeooo:paragraph-rsid="00077c25"/>
    </style:style>
    <style:style style:name="P3" style:family="paragraph" style:parent-style-name="Standard">
      <style:text-properties officeooo:rsid="000f0eef" officeooo:paragraph-rsid="00077c25"/>
    </style:style>
    <style:style style:name="T1" style:family="text">
      <style:text-properties style:text-position="super 58%"/>
    </style:style>
    <style:style style:name="T2" style:family="text">
      <style:text-properties officeooo:rsid="000f0eef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User story ! Git hub assignment !</text:p>
      <text:p text:style-name="P1"/>
      <text:p text:style-name="P1">Website 3 <text:s/>or 4 pages </text:p>
      <text:p text:style-name="P1"/>
      <text:p text:style-name="P1">1<text:span text:style-name="T1">st</text:span> page </text:p>
      <text:p text:style-name="P1">which courses ?</text:p>
      <text:p text:style-name="P1"/>
      <text:p text:style-name="P1">udemy &amp; freecode camp , <text:span text:style-name="T2">udacity, scrimba</text:span></text:p>
      <text:p text:style-name="P1"/>
      <text:p text:style-name="P1">2<text:span text:style-name="T1">nd</text:span> page </text:p>
      <text:p text:style-name="P1">what is relevant ?</text:p>
      <text:p text:style-name="P1">which parts of the course is the most relevant and which to skip.</text:p>
      <text:p text:style-name="P1"/>
      <text:p text:style-name="P1">3<text:span text:style-name="T1">rd</text:span> page </text:p>
      <text:p text:style-name="P3">comments about the sections <text:s/>of each course </text:p>
      <text:p text:style-name="P3"/>
      <text:p text:style-name="P3">4<text:span text:style-name="T1">th</text:span> page -insights to use for each course </text:p>
      <text:p text:style-name="P3"><text:s/>eg. brain dump , <text:s/>notes, <text:s/>flashcards, <text:s/>pomodoro technique 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8:47:26.228619498</meta:creation-date>
    <dc:date>2019-04-10T08:48:00.545530574</dc:date>
    <meta:editing-duration>PT34S</meta:editing-duration>
    <meta:editing-cycles>1</meta:editing-cycles>
    <meta:document-statistic meta:table-count="0" meta:image-count="0" meta:object-count="0" meta:page-count="1" meta:paragraph-count="12" meta:word-count="69" meta:character-count="366" meta:non-whitespace-character-count="297"/>
    <meta:generator>LibreOffice/6.0.7.3$Linux_X86_64 LibreOffice_project/00m0$Build-3</meta:generator>
  </office:meta>
</office:document-meta>
</file>